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02in"/>
    </style:style>
    <style:style style:name="co3" style:family="table-column">
      <style:table-column-properties fo:break-before="auto" style:column-width="7.7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ummary 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float" office:value="126919" calcext:value-type="float">
            <text:p>126919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CLOSED </text:p>
          </table:table-cell>
          <table:table-cell office:value-type="string" calcext:value-type="string">
            <text:p>Backport needed: RH1214403- module: Clean up ro/nx after early module load failures [rhel-7.1.z] </text:p>
          </table:table-cell>
          <table:table-cell/>
        </table:table-row>
        <table:table-row table:style-name="ro2">
          <table:table-cell office:value-type="float" office:value="127864" calcext:value-type="float">
            <text:p>127864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CLOSED </text:p>
          </table:table-cell>
          <table:table-cell office:value-type="string" calcext:value-type="string">
            <text:p>Enable CONFIG_EFI_PARTITION in kernel-kdump configuration </text:p>
          </table:table-cell>
          <table:table-cell/>
        </table:table-row>
        <table:table-row table:style-name="ro2">
          <table:table-cell office:value-type="float" office:value="126207" calcext:value-type="float">
            <text:p>126207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CLOSED </text:p>
          </table:table-cell>
          <table:table-cell office:value-type="string" calcext:value-type="string">
            <text:p>Change default qemu.conf and default libvirtd.conf values to the zKVM recommended values </text:p>
          </table:table-cell>
          <table:table-cell/>
        </table:table-row>
        <table:table-row table:style-name="ro2">
          <table:table-cell office:value-type="float" office:value="127449" calcext:value-type="float">
            <text:p>127449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CLOSED </text:p>
          </table:table-cell>
          <table:table-cell office:value-type="string" calcext:value-type="string">
            <text:p>Error msg: systemd-sysctl: Overwriting earlier assignment of fs/aio-max-nr </text:p>
          </table:table-cell>
          <table:table-cell/>
        </table:table-row>
        <table:table-row table:style-name="ro2">
          <table:table-cell office:value-type="float" office:value="126114" calcext:value-type="float">
            <text:p>126114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CLOSED </text:p>
          </table:table-cell>
          <table:table-cell office:value-type="string" calcext:value-type="string">
            <text:p>[zKVM VS1235] Virsh setmem not working after migration of the guest </text:p>
          </table:table-cell>
          <table:table-cell/>
        </table:table-row>
        <table:table-row table:style-name="ro2">
          <table:table-cell office:value-type="float" office:value="127063" calcext:value-type="float">
            <text:p>127063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macvtap ifconfig on host does not reflect the same error/dropped info on guest ethxx interface </text:p>
          </table:table-cell>
          <table:table-cell/>
        </table:table-row>
        <table:table-row table:style-name="ro2">
          <table:table-cell office:value-type="float" office:value="127720" calcext:value-type="float">
            <text:p>127720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Replace zKVM with the official short name "KVM for IBM z" </text:p>
          </table:table-cell>
          <table:table-cell/>
        </table:table-row>
        <table:table-row table:style-name="ro3">
          <table:table-cell office:value-type="float" office:value="127732" calcext:value-type="float">
            <text:p>127732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CentOS Linux" and "IBM Linux 8" show up in the boot log</text:p>
          </table:table-cell>
          <table:table-cell/>
        </table:table-row>
        <table:table-row table:style-name="ro2">
          <table:table-cell office:value-type="float" office:value="126484" calcext:value-type="float">
            <text:p>126484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Enhancement: When using rd.dasd=autodetect option with a large number of DASD the list is not in numeric order. </text:p>
          </table:table-cell>
          <table:table-cell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07-30T17:04:12.850843349</meta:creation-date>
    <dc:date>2015-07-30T17:22:12.419398301</dc:date>
    <dc:creator>twu </dc:creator>
    <meta:editing-duration>PT30S</meta:editing-duration>
    <meta:editing-cycles>2</meta:editing-cycles>
    <meta:generator>LibreOffice/4.1.3.2$Linux_X86_64 LibreOffice_project/410$Build-2</meta:generator>
    <meta:document-statistic meta:table-count="1" meta:cell-count="41" meta:object-count="0"/>
  </office:meta>
</office:document-meta>
</file>